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McKinsey Sans" svg:font-family="'McKinsey Sans', 'Helvetica Neue', Calibri, Corbel, Helvetica, Roboto, Droid,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fb667" officeooo:paragraph-rsid="000fb667"/>
    </style:style>
    <style:style style:name="P2" style:family="paragraph" style:parent-style-name="Standard">
      <style:text-properties officeooo:rsid="001167a9" officeooo:paragraph-rsid="001167a9"/>
    </style:style>
    <style:style style:name="P3" style:family="paragraph" style:parent-style-name="Standard">
      <style:text-properties officeooo:paragraph-rsid="001167a9"/>
    </style:style>
    <style:style style:name="P4" style:family="paragraph" style:parent-style-name="Standard">
      <style:text-properties officeooo:paragraph-rsid="000fb667"/>
    </style:style>
    <style:style style:name="P5" style:family="paragraph" style:parent-style-name="Standard">
      <style:text-properties officeooo:rsid="001263d2" officeooo:paragraph-rsid="001263d2"/>
    </style:style>
    <style:style style:name="P6" style:family="paragraph" style:parent-style-name="Standard">
      <style:text-properties officeooo:rsid="00144a0f" officeooo:paragraph-rsid="00144a0f"/>
    </style:style>
    <style:style style:name="P7" style:family="paragraph" style:parent-style-name="Standard">
      <style:text-properties officeooo:rsid="00148c7b" officeooo:paragraph-rsid="00148c7b"/>
    </style:style>
    <style:style style:name="T1" style:family="text">
      <style:text-properties officeooo:rsid="000fb667"/>
    </style:style>
    <style:style style:name="T2" style:family="text">
      <style:text-properties officeooo:rsid="001167a9"/>
    </style:style>
    <style:style style:name="T3" style:family="text">
      <style:text-properties fo:font-variant="normal" fo:text-transform="none" fo:color="#757575" loext:opacity="100%" style:text-line-through-style="none" style:text-line-through-type="none" style:font-name="McKinsey Sans" fo:font-size="11.25pt" fo:letter-spacing="normal" fo:font-style="normal" style:text-underline-style="none" fo:font-weight="normal" style:text-blinking="false" fo:background-color="#ffffff" loext:char-shading-value="0" loext:padding="0cm" loext:border="none"/>
    </style:style>
    <style:style style:name="T4" style:family="text">
      <style:text-properties fo:font-variant="normal" fo:text-transform="none" fo:color="#757575" loext:opacity="100%" style:text-line-through-style="none" style:text-line-through-type="none" style:font-name="McKinsey Sans" fo:font-size="11.25pt" fo:letter-spacing="normal" fo:font-style="italic" style:text-underline-style="none" fo:font-weight="normal" style:text-blinking="false" fo:background-color="#ffffff" loext:char-shading-value="0" loext:padding="0cm" loext:border="none"/>
    </style:style>
    <style:style style:name="T5" style:family="text">
      <style:text-properties fo:color="#2251ff" loext:opacity="100%" style:text-line-through-style="none" style:text-line-through-type="none" style:text-underline-style="none" style:text-blinking="false"/>
    </style:style>
    <style:style style:name="T6" style:family="text">
      <style:text-properties fo:color="#2251ff" loext:opacity="100%" style:text-line-through-style="none" style:text-line-through-type="none" style:text-underline-style="none" officeooo:rsid="001167a9" style:text-blinking="false"/>
    </style:style>
    <style:style style:name="T7" style:family="text">
      <style:text-properties officeooo:rsid="00144a0f"/>
    </style:style>
    <style:style style:name="T8" style:family="text">
      <style:text-properties officeooo:rsid="00157c19"/>
    </style:style>
    <style:style style:name="T9" style:family="text">
      <style:text-properties officeooo:rsid="001689be"/>
    </style:style>
    <style:style style:name="T10" style:family="text">
      <style:text-properties officeooo:rsid="0016f093"/>
    </style:style>
    <style:style style:name="T11" style:family="text">
      <style:text-properties officeooo:rsid="00172abc"/>
    </style:style>
    <style:style style:name="T12" style:family="text">
      <style:text-properties officeooo:rsid="00187f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siness Problem </text:p>
      <text:p text:style-name="P1"/>
      <text:p text:style-name="P4"><text:span text:style-name="T1">One of the long-lasting business issues in the world of Pharmaceutical companies is the <text:s/>persistency of drugs which </text:span><text:span text:style-name="T2">c</text:span><text:span text:style-name="T1">an <text:s/></text:span><text:span text:style-name="T2">significantly </text:span><text:span text:style-name="T1">affect the outcome of medical treatments. </text:span><text:span text:style-name="T2">One of the important factors that is related to persistency is the adherence of the patient to the prescribed regimens, meaning if the patient is committed to the prescribed regimens or not. In fact, related studies show that around 50%-60% of the patients </text:span>with <text:span text:style-name="T2">different </text:span>illnesses <text:span text:style-name="T2">in US </text:span>miss doses, take the wrong doses, or drop off treatment in the first year.<text:span text:style-name="T5"> </text:span><text:span text:style-name="T6">(reference 1)</text:span></text:p>
      <text:p text:style-name="P5">Additionally, the illness, either chronic or acute can be related to the adherence and persistency of drugs. <text:span text:style-name="T7">To solve the problem, we need to find out factors that are the most correlated to the persistence of drugs and adherence. </text:span></text:p>
      <text:p text:style-name="P5"/>
      <text:p text:style-name="P6">Data understanding </text:p>
      <text:p text:style-name="P7"/>
      <text:p text:style-name="P7">The data consists of 3424 rows and 69 columns. There are <text:span text:style-name="T8">five </text:span><text:span text:style-name="T11">group </text:span><text:span text:style-name="T8"><text:s/>of features, patient information such as age, race, region, gender and Ethnicity. </text:span><text:span text:style-name="T9">There is another </text:span><text:span text:style-name="T11">group</text:span><text:span text:style-name="T9"> called </text:span><text:span text:style-name="T10">provider Attributes. Another </text:span><text:span text:style-name="T11">group </text:span><text:span text:style-name="T10">called Clinical factors which </text:span><text:span text:style-name="T11">describes the clinical situation of the patient. The fourth group of feature is about the risk factors that the patient might undergoes for chronic and acute diseases. Another important feature in this group is the Adherence which describes the adherence of patient to the prescribed reg</text:span><text:span text:style-name="T12">imens. </text:span></text:p>
      <text:p text:style-name="P7"/>
      <text:p text:style-name="P7"/>
      <text:p text:style-name="P6"/>
      <text:p text:style-name="P5"/>
      <text:p text:style-name="P5"/>
      <text:p text:style-name="P2"><text:span text:style-name="T5"/></text:p>
      <text:p text:style-name="P3"><text:span text:style-name="T6"/></text:p>
      <text:p text:style-name="P3"><text:span text:style-name="T6"/></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References : </text:p>
      <text:p text:style-name="P3"><text:span text:style-name="T2">1- </text:span><text:bookmark text:name="fnArticle1Article"/><text:span text:style-name="T3">Hayden B. Bosworth et al., “Medication adherence: A call for action,” </text:span><text:span text:style-name="Emphasis"><text:span text:style-name="T4">American Heart Journal</text:span></text:span><text:span text:style-name="T3">, 2011, Volume 162, Issue 3, pp. 412–24, ncbi.nlm.nih.gov.</text:span><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McKinsey Sans" svg:font-family="'McKinsey Sans', 'Helvetica Neue', Calibri, Corbel, Helvetica, Roboto, Droid,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5T12:49:34.800756604</meta:creation-date>
    <dc:date>2021-11-07T12:56:34.759335018</dc:date>
    <meta:editing-duration>P1DT21H22M47S</meta:editing-duration>
    <meta:editing-cycles>2</meta:editing-cycles>
    <meta:generator>LibreOffice/7.1.4.2$MacOSX_X86_64 LibreOffice_project/a529a4fab45b75fefc5b6226684193eb000654f6</meta:generator>
    <meta:document-statistic meta:table-count="0" meta:image-count="0" meta:object-count="0" meta:page-count="1" meta:paragraph-count="7" meta:word-count="243" meta:character-count="1527" meta:non-whitespace-character-count="1283"/>
  </office:meta>
</office:document-meta>
</file>